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svg:stroke-linecap="round" draw:fill-color="#0099ff" draw:opacity="50%" draw:opacity-name="" draw:textarea-horizontal-align="justify" draw:textarea-vertical-align="top" draw:auto-grow-height="false" fo:min-height="1.67cm" fo:min-width="2.92cm" fo:padding-top="0.165cm" fo:padding-bottom="0.165cm" fo:padding-left="0.29cm" fo:padding-right="0.29cm" draw:shadow="hidden" loext:softedge-radius="0.212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svg:stroke-linecap="round" draw:fill-color="#0099ff" draw:opacity="50%" draw:opacity-name="" draw:textarea-horizontal-align="justify" draw:textarea-vertical-align="top" draw:auto-grow-height="false" fo:min-height="1.72cm" fo:min-width="2.92cm" fo:padding-top="0.165cm" fo:padding-bottom="0.165cm" fo:padding-left="0.29cm" fo:padding-right="0.29cm" draw:shadow="hidden" loext:softedge-radius="0.2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svg:stroke-linecap="round" draw:fill-color="#0099ff" draw:opacity="50%" draw:opacity-name="" draw:textarea-horizontal-align="justify" draw:textarea-vertical-align="top" draw:auto-grow-height="false" fo:min-height="1.72cm" fo:min-width="17.17cm" fo:padding-top="0.165cm" fo:padding-bottom="0.165cm" fo:padding-left="0.29cm" fo:padding-right="0.29cm" draw:shadow="hidden" loext:softedge-radius="0.212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0099ff" draw:opacity="50%"/>
      <style:paragraph-properties fo:text-align="center" style:writing-mode="lr-tb"/>
      <style:text-properties fo:language="en" fo:country="US"/>
    </style:style>
    <style:style style:name="P3" style:family="paragraph">
      <loext:graphic-properties draw:fill="none" draw:fill-color="#ffffff"/>
      <style:paragraph-properties style:writing-mode="lr-tb"/>
      <style:text-properties fo:font-size="40pt" fo:language="en" fo:country="US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2cm" svg:x="2.25cm" svg:y="12.55cm">
          <text:p text:style-name="P1"><text:span text:style-name="T1">Model 1 </text:span></text:p>
          <text:p text:style-name="P1"><text:span text:style-name="T1">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2cm" svg:x="6cm" svg:y="12.55cm">
          <text:p text:style-name="P1"><text:span text:style-name="T1">Model 2 </text:span></text:p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2cm" svg:x="16cm" svg:y="12.5cm">
          <text:p text:style-name="P1"><text:span text:style-name="T1">Model n </text:span></text:p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2.05cm" svg:x="9.75cm" svg:y="12.5cm">
          <text:p text:style-name="P1"><text:span text:style-name="T1">Model 3 </text:span></text:p>
          <text:p text:style-name="P1"><text:span text:style-name="T1">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5cm" svg:height="2.226cm" svg:x="14cm" svg:y="12.524cm">
          <draw:text-box>
            <text:p><text:span text:style-name="T2">...</text:span></text:p>
          </draw:text-box>
        </draw:frame>
        <draw:custom-shape draw:style-name="gr1" draw:text-style-name="P2" draw:layer="layout" svg:width="3.5cm" svg:height="2cm" svg:x="2.25cm" svg:y="4.5cm">
          <text:p text:style-name="P1"><text:span text:style-name="T1">Model 1 </text:span></text:p>
          <text:p text:style-name="P1"><text:span text:style-name="T1">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2cm" svg:x="6cm" svg:y="4.55cm">
          <text:p text:style-name="P1"><text:span text:style-name="T1">Model 2 </text:span></text:p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2cm" svg:x="16cm" svg:y="4.5cm">
          <text:p text:style-name="P1"><text:span text:style-name="T1">Model n </text:span></text:p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2.05cm" svg:x="9.75cm" svg:y="4.5cm">
          <text:p text:style-name="P1"><text:span text:style-name="T1">Model 3 </text:span></text:p>
          <text:p text:style-name="P1"><text:span text:style-name="T1">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5cm" svg:height="2.226cm" svg:x="14cm" svg:y="4.524cm">
          <draw:text-box>
            <text:p><text:span text:style-name="T2">...</text:span></text:p>
          </draw:text-box>
        </draw:frame>
        <draw:frame draw:style-name="gr4" draw:text-style-name="P5" draw:layer="layout" svg:width="15.25cm" svg:height="1.173cm" svg:x="3cm" svg:y="2.827cm">
          <draw:text-box>
            <text:p text:style-name="P4"><text:span text:style-name="T1">Transport step 1 with MODFLOW 6 via pymf6</text:span></text:p>
          </draw:text-box>
        </draw:frame>
        <draw:custom-shape draw:style-name="gr5" draw:text-style-name="P2" draw:layer="layout" svg:width="17.75cm" svg:height="2.05cm" svg:x="2.25cm" svg:y="8.35cm">
          <text:p text:style-name="P1"><text:span text:style-name="T1">PhreeqPy</text:span></text:p>
          <text:p text:style-name="P1"><text:span text:style-name="T1">Geochemcial re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5.25cm" svg:height="1.173cm" svg:x="3.5cm" svg:y="11.327cm">
          <draw:text-box>
            <text:p text:style-name="P4"><text:span text:style-name="T1">Transport step 2 with MODFLOW 6 via pymf6</text:span></text:p>
          </draw:text-box>
        </draw:frame>
        <draw:custom-shape draw:style-name="gr5" draw:text-style-name="P2" draw:layer="layout" svg:width="17.75cm" svg:height="2.05cm" svg:x="2.25cm" svg:y="16.65cm">
          <text:p text:style-name="P1"><text:span text:style-name="T1">PhreeqPy</text:span></text:p>
          <text:p text:style-name="P1"><text:span text:style-name="T1">Geochemcial re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5.25cm" svg:height="1.173cm" svg:x="3.021cm" svg:y="22.348cm">
          <draw:text-box>
            <text:p text:style-name="P4"><text:span text:style-name="T1">Transport step n with MODFLOW 6 via pymf6</text:span></text:p>
          </draw:text-box>
        </draw:frame>
        <draw:custom-shape draw:style-name="gr1" draw:text-style-name="P2" draw:layer="layout" svg:width="3.5cm" svg:height="2cm" svg:x="2.25cm" svg:y="23.95cm">
          <text:p text:style-name="P1"><text:span text:style-name="T1">Model 1 </text:span></text:p>
          <text:p text:style-name="P1"><text:span text:style-name="T1">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2cm" svg:x="6cm" svg:y="23.95cm">
          <text:p text:style-name="P1"><text:span text:style-name="T1">Model 2 </text:span></text:p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2cm" svg:x="16cm" svg:y="23.9cm">
          <text:p text:style-name="P1"><text:span text:style-name="T1">Model n </text:span></text:p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2.05cm" svg:x="9.75cm" svg:y="23.9cm">
          <text:p text:style-name="P1"><text:span text:style-name="T1">Model 3 </text:span></text:p>
          <text:p text:style-name="P1"><text:span text:style-name="T1">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5cm" svg:height="2.226cm" svg:x="14cm" svg:y="23.924cm">
          <draw:text-box>
            <text:p><text:span text:style-name="T2">...</text:span></text:p>
          </draw:text-box>
        </draw:frame>
        <draw:frame draw:style-name="gr3" draw:text-style-name="P3" draw:layer="layout" svg:width="2.25cm" svg:height="2.226cm" svg:x="9.3cm" svg:y="20.424cm">
          <draw:text-box>
            <text:p><text:span text:style-name="T2">...</text:span></text:p>
          </draw:text-box>
        </draw:frame>
        <draw:line draw:style-name="gr6" draw:text-style-name="P6" draw:layer="layout" svg:x1="4.014cm" svg:y1="6.25cm" svg:x2="4cm" svg:y2="8.25cm">
          <text:p/>
        </draw:line>
        <draw:line draw:style-name="gr6" draw:text-style-name="P6" draw:layer="layout" svg:x1="7.611cm" svg:y1="6.237cm" svg:x2="7.597cm" svg:y2="8.237cm">
          <text:p/>
        </draw:line>
        <draw:line draw:style-name="gr6" draw:text-style-name="P6" draw:layer="layout" svg:x1="11.411cm" svg:y1="6.237cm" svg:x2="11.397cm" svg:y2="8.237cm">
          <text:p/>
        </draw:line>
        <draw:line draw:style-name="gr6" draw:text-style-name="P6" draw:layer="layout" svg:x1="17.611cm" svg:y1="6.237cm" svg:x2="17.597cm" svg:y2="8.237cm">
          <text:p/>
        </draw:line>
        <draw:line draw:style-name="gr6" draw:text-style-name="P6" draw:layer="layout" svg:x1="4.011cm" svg:y1="6.237cm" svg:x2="3.997cm" svg:y2="8.237cm">
          <text:p/>
        </draw:line>
        <draw:line draw:style-name="gr6" draw:text-style-name="P6" draw:layer="layout" svg:x1="4.008cm" svg:y1="10.124cm" svg:x2="3.994cm" svg:y2="12.124cm">
          <text:p/>
        </draw:line>
        <draw:line draw:style-name="gr6" draw:text-style-name="P6" draw:layer="layout" svg:x1="7.7cm" svg:y1="10.25cm" svg:x2="7.75cm" svg:y2="11.75cm">
          <text:p/>
        </draw:line>
        <draw:line draw:style-name="gr6" draw:text-style-name="P6" draw:layer="layout" svg:x1="11.402cm" svg:y1="10.198cm" svg:x2="11.5cm" svg:y2="11.5cm">
          <text:p/>
        </draw:line>
        <draw:line draw:style-name="gr6" draw:text-style-name="P6" draw:layer="layout" svg:x1="18.099cm" svg:y1="10.185cm" svg:x2="18.085cm" svg:y2="12.185cm">
          <text:p/>
        </draw:line>
        <draw:line draw:style-name="gr6" draw:text-style-name="P6" draw:layer="layout" svg:x1="4.011cm" svg:y1="14.537cm" svg:x2="3.997cm" svg:y2="16.537cm">
          <text:p/>
        </draw:line>
        <draw:line draw:style-name="gr6" draw:text-style-name="P6" draw:layer="layout" svg:x1="7.608cm" svg:y1="14.524cm" svg:x2="7.594cm" svg:y2="16.524cm">
          <text:p/>
        </draw:line>
        <draw:line draw:style-name="gr6" draw:text-style-name="P6" draw:layer="layout" svg:x1="11.608cm" svg:y1="14.524cm" svg:x2="11.594cm" svg:y2="16.524cm">
          <text:p/>
        </draw:line>
        <draw:line draw:style-name="gr6" draw:text-style-name="P6" draw:layer="layout" svg:x1="17.608cm" svg:y1="14.524cm" svg:x2="17.594cm" svg:y2="16.524cm">
          <text:p/>
        </draw:line>
        <draw:line draw:style-name="gr6" draw:text-style-name="P6" draw:layer="layout" svg:x1="4.008cm" svg:y1="14.524cm" svg:x2="3.994cm" svg:y2="16.524cm">
          <text:p/>
        </draw:line>
        <draw:line draw:style-name="gr6" draw:text-style-name="P6" draw:layer="layout" svg:x1="4.008cm" svg:y1="18.524cm" svg:x2="3.994cm" svg:y2="20.524cm">
          <text:p/>
        </draw:line>
        <draw:line draw:style-name="gr6" draw:text-style-name="P6" draw:layer="layout" svg:x1="7.605cm" svg:y1="18.511cm" svg:x2="7.591cm" svg:y2="20.511cm">
          <text:p/>
        </draw:line>
        <draw:line draw:style-name="gr6" draw:text-style-name="P6" draw:layer="layout" svg:x1="11.605cm" svg:y1="18.511cm" svg:x2="11.591cm" svg:y2="20.511cm">
          <text:p/>
        </draw:line>
        <draw:line draw:style-name="gr6" draw:text-style-name="P6" draw:layer="layout" svg:x1="17.605cm" svg:y1="18.511cm" svg:x2="17.591cm" svg:y2="20.511cm">
          <text:p/>
        </draw:line>
        <draw:line draw:style-name="gr6" draw:text-style-name="P6" draw:layer="layout" svg:x1="4.005cm" svg:y1="18.511cm" svg:x2="3.991cm" svg:y2="20.5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2-28T07:59:30.959892702</meta:creation-date>
    <dc:date>2024-05-22T17:45:38.829051772</dc:date>
    <meta:editing-duration>PT32M59S</meta:editing-duration>
    <meta:editing-cycles>11</meta:editing-cycles>
    <meta:generator>LibreOffice/7.3.3.2$MacOSX_AARCH64 LibreOffice_project/d1d0ea68f081ee2800a922cac8f79445e4603348</meta:generator>
    <meta:document-statistic meta:object-count="40"/>
  </office:meta>
</office:document-meta>
</file>